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29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d4ea6b"/>
    </style:style>
    <style:style style:name="ce11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keygenprocgen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_mxKeyAlg1_changeDuplicatesC2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_mxKeyAlg1_changeDuplicatesC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_mxKeyAlg1_mxKeySwapBitsF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_mxKeyAlg1_mxKeyAlg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_mxKeyRotEnc_changeDuplicates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_mxKeyRotateLeftBits_mxKeyAlg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_mxKeySwapBitsE_mxKeyAlg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_changeDuplicatesC2_mxKeyRotEnc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_changeDuplicatesC2_changeDuplicatesC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_mxKeyAlg2_mxKeyAlg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_mxKeyAlg2_changeDuplicates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_mxKeyAlg2_changeDuplicatesC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_mxKeyAlg1_changeDuplicates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_mxKeyRotEnc_changeDuplicatesC2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mxKeySwapMinors3_mxKeyAlg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_mxKeySwapMinors3_mxKeyAlg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_changeDuplicates_mxKeyAlg2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mxKeyAlg2_changeDuplicates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_mxKeyAlg2_changeDuplicatesC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_mxKeyAlg1_mxKeyAlg1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mxKeyAlg1_mxKeyRotEnc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changeDuplicates_changeDuplicatesC2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changeDuplicates_mxKeyAlg2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changeDuplicatesC2_mxKeyRotateLeftBits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changeDuplicatesC2_mxKeySwapMinors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_changeDuplicatesC2_changeDuplicates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_changeDuplicatesC2_changeDuplicatesC2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mxKeySwapBitsF_mxKeyRotEnc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mxKeyAlg2_changeDuplicates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_mxKeyAlg2_changeDuplicatesC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_mxKeyAlg1_mxKeyAlg1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mxKeyAlg1_mxKeyRotEnc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_mxKeyAlg1_mxKeyAlg2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mxKeyRotEnc_mxKeyAlg1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changeDuplicates_mxKeyRotEnc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changeDuplicates_mxKeySwapMinors3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changeDuplicates_changeDuplicates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_changeDuplicatesC2_mxKeyRotEnc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changeDuplicatesC2_mxKeyAlg2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mxKeySwapBitsF_mxKeyRotEnc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mxKeyRotEnc_mxKeyRotEnc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_mxKeyXor_changeDuplicatesC2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SwapBits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1_mxKeySwapBits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E2_mxKeyRotEn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G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Enc_mxKeySwapBitsEE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G_mxKeyAlg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1_mxKeySwapBits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Enc_mxKeySwapBitsEE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SwapBitsF_mxKeySwapBits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1_mxKeySwapBits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SwapBitsE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G_mxKeyAlg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1_mxKeySwapBitsE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SwapBitsE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SwapBits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_mxKeySwapBits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G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SwapBits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D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F_mxKeySwapBits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G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2_mxKeySwapBitsE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1_mxKeySwapBitsE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G_mxKeyAlg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2_mxKeySwapBitsE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_mxKeyAlg2_mxKeySwapBitsEE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Not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E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SwapBits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E2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G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G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SwapBitsEE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G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G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E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E2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Round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D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D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E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SwapBits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A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SwapBits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G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Not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E2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SwapBitsEE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_mxKeyNot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everseBit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everseBits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Rou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No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SwapBits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G_mxKeySwapBits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Not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Not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SwapBitsRou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SwapBits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Reverse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G_mxKeySwapBits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EE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Round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Round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Round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G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A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A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A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SwapBits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everse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No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G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G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G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Rou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Not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Not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Not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Bits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xKeyAlg1_mxKeyNo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Roun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Not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Not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Not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Not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everseBit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everseBit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everse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everseBit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Bits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No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everse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No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everse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E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Round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Round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2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E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G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G_mxKeySwapBits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No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Not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Not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Not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Not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No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everse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Bits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No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E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No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Roun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G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No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Bits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E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EE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Round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Round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Round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No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mxKeySwapBitsEE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G_mxKeySwapBits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A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A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No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B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Not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Not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D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SwapBitsF_mxKeySwapBits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_mxKeyAlg2_mxKeySwapBitsRoun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Not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Not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everse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everseBit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No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E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Round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Round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Round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Round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No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Roun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Not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SwapBits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No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Bits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BitsG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Roun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Round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Round_mxKeySwapBitsEE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Round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BitsRoun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G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G_mxKeySwapBitsRoun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Roun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Roun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A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A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Round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Round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Roun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Bits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No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everse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E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Roun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Roun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E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E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G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mxKeyAlg1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Not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Not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everse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everseBits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2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2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SwapBitsRoun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No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everse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No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Not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Not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No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SwapBitsRoun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No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BitsRoun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No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Roun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Bits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Round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Round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Round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Round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Round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Roun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Not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Not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Not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No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No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No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Not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Round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3" office:value-type="string" calcext:value-type="string">
            <text:p>_changeDuplicatesC2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Bits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E_mxKeySwapBits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X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changeDuplicatesC2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SwapMinors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SwapBitsF_mxKeySwapBit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_mxKeyRotEnc_mxKeySwapBits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Bits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Round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Bits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Bits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SwapBits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Round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SwapBitsR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F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F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Round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Not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Not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Not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Not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2" office:value-type="string" calcext:value-type="string">
            <text:p>_mxKeyAlg1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string" calcext:value-type="string">
            <text:p>_mxKeyAlg2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9" office:value-type="string" calcext:value-type="string">
            <text:p>_mxKeyRotEnc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0" office:value-type="string" calcext:value-type="string">
            <text:p>_mxKeyAlg1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F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Bits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1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Round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Round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Round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F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G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RotEn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1" office:value-type="string" calcext:value-type="string">
            <text:p>_changeDuplicatesC2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E2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RotateLeftB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F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Enc_mxKeySwapBit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E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Alg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F_mxKeySwapMinor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Alg2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RotateLeftBits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Minors3_mxKeySwapBits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Xor_mxKeySwapBitsEE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changeDuplicatesC2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Alg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mxKeyX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_mxKeySwapBitsD_changeDuplicatesC2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named-expressions/>
      <table:database-ranges>
        <table:database-range table:name="__Anonymous_Sheet_DB__0" table:target-range-address="'keygenprocgen-2'.A1:'keygenprocgen-2'.B399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8T14:16:48.338291957</dc:date>
    <meta:editing-duration>PT2H41M6S</meta:editing-duration>
    <meta:editing-cycles>2</meta:editing-cycles>
    <meta:generator>LibreOffice/6.3.4.2.0$Linux_X86_64 LibreOffice_project/30$Build-2</meta:generator>
    <meta:document-statistic meta:table-count="1" meta:cell-count="8005" meta:object-count="0"/>
  </office:meta>
</office:document-meta>
</file>